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 style:list-style-name="L1">
      <style:text-properties fo:font-size="10pt" style:font-size-asian="10pt" style:font-size-complex="10pt"/>
    </style:style>
    <style:style style:name="P7" style:family="paragraph" style:parent-style-name="Text_20_body" style:list-style-name="L2">
      <style:text-properties fo:font-size="10pt" style:font-size-asian="10pt" style:font-size-complex="10pt"/>
    </style:style>
    <style:style style:name="P8" style:family="paragraph" style:parent-style-name="Text_20_body" style:list-style-name="L3">
      <style:text-properties fo:font-size="10pt" style:font-size-asian="10pt" style:font-size-complex="10pt"/>
    </style:style>
    <style:style style:name="P9" style:family="paragraph" style:parent-style-name="Text_20_body" style:list-style-name="L2"/>
    <style:style style:name="P10" style:family="paragraph" style:parent-style-name="Text_20_body" style:list-style-name="L4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DEVIS N° 001 – Pack Premium</text:span></text:span></text:p>
      <text:p text:style-name="Text_20_body"><text:span text:style-name="Strong_20_Emphasis"><text:span text:style-name="T1">Client :</text:span></text:span><text:span text:style-name="T1"> [Nom du Client]<text:line-break/></text:span><text:span text:style-name="Strong_20_Emphasis"><text:span text:style-name="T1">Date :</text:span></text:span><text:span text:style-name="T1"> [Date du Devis]<text:line-break/>*</text:span><text:span text:style-name="T2">Validiter du devis </text:span><text:span text:style-name="T1">: </text:span><text:span text:style-name="Strong_20_Emphasis"><text:span text:style-name="T1">5 mois*</text:span></text:span></text:p>
      <text:h text:style-name="Heading_20_3" text:outline-level="3"><text:span text:style-name="Strong_20_Emphasis"><text:span text:style-name="T1">Description de la prestation</text:span></text:span></text:h>
      <text:p text:style-name="Text_20_body"><text:span text:style-name="Strong_20_Emphasis"><text:span text:style-name="T1">Projet :</text:span></text:span><text:span text:style-name="T1"> Création d'un site web vitrine personnalisé</text:span></text:p>
      <text:p text:style-name="Text_20_body"><text:span text:style-name="Strong_20_Emphasis"><text:span text:style-name="T1">Détails de l'offre :</text:span></text:span></text:p>
      <text:list xml:id="list5863407659797255425" text:style-name="L1">
        <text:list-item>
          <text:p text:style-name="P6">Site vitrine de base (13 pages : Accueil, Services, Contact etc....)</text:p>
        </text:list-item>
        <text:list-item>
          <text:p text:style-name="P6">Design responsive (adapté aux mobiles et tablettes)</text:p>
        </text:list-item>
        <text:list-item>
          <text:p text:style-name="P6">Formulaire de contact simple</text:p>
        </text:list-item>
        <text:list-item>
          <text:p text:style-name="P6">Intégration des contenus fournis par le client (textes, images)</text:p>
        </text:list-item>
        <text:list-item>
          <text:p text:style-name="P6">Optimisation légère pour le référencement naturel (SEO basique)</text:p>
        </text:list-item>
        <text:list-item>
          <text:p text:style-name="P6">Formation rapide à la prise en main du site (1 heure)</text:p>
        </text:list-item>
      </text:list>
      <text:p text:style-name="Text_20_body"><text:span text:style-name="Strong_20_Emphasis"><text:span text:style-name="T1">Délais de réalisation :</text:span></text:span><text:span text:style-name="T1"> minimum 1 mois /5 mois </text:span></text:p>
      <text:p text:style-name="P3">voir + en focntion des demandes </text:p>
      <text:h text:style-name="Heading_20_3" text:outline-level="3"><text:span text:style-name="Strong_20_Emphasis"><text:span text:style-name="T1">Prix de la prestation</text:span></text:span></text:h>
      <text:list xml:id="list8228981382682191546" text:style-name="L2">
        <text:list-item>
          <text:p text:style-name="P9"><text:span text:style-name="Strong_20_Emphasis"><text:span text:style-name="T1">Coût total de la création du site :</text:span></text:span><text:span text:style-name="T1"> 1600</text:span><text:span text:style-name="Strong_20_Emphasis"><text:span text:style-name="T1"> € HT</text:span></text:span></text:p>
        </text:list-item>
        <text:list-item>
          <text:p text:style-name="P7">Reduction client : 25%</text:p>
        </text:list-item>
        <text:list-item>
          <text:p text:style-name="P9"><text:span text:style-name="Strong_20_Emphasis"><text:span text:style-name="T1">Total = 1200€</text:span></text:span></text:p>
        </text:list-item>
      </text:list>
      <text:p text:style-name="Text_20_body"><text:span text:style-name="Strong_20_Emphasis"><text:span text:style-name="T1">Conditions de paiement :</text:span></text:span></text:p>
      <text:list xml:id="list5095563349463248149" text:style-name="L3">
        <text:list-item>
          <text:p text:style-name="P8">50 % à la signature du devis (600€)</text:p>
        </text:list-item>
        <text:list-item>
          <text:p text:style-name="P8">50 % à la livraison du site (600 €)</text:p>
        </text:list-item>
      </text:list>
      <text:h text:style-name="Heading_20_3" text:outline-level="3"><text:span text:style-name="Strong_20_Emphasis"><text:span text:style-name="T1">Conditions particulières</text:span></text:span></text:h>
      <text:list xml:id="list1416110437693045031" text:style-name="L4">
        <text:list-item>
          <text:p text:style-name="P10"><text:span text:style-name="Strong_20_Emphasis"><text:span text:style-name="T1">Modifications et ajouts futurs :</text:span></text:span><text:span text:style-name="T1"> Toute demande de modification ou d'ajout de fonctionnalités après la livraison du site fera l'objet d'un devis complémentaire ou sera facturée à un tarif horaire de </text:span><text:span text:style-name="Strong_20_Emphasis"><text:span text:style-name="T1">[10 €/heure]</text:span></text:span><text:span text:style-name="T1">.</text:span></text:p>
        </text:list-item>
        <text:list-item>
          <text:p text:style-name="P10"><text:span text:style-name="Strong_20_Emphasis"><text:span text:style-name="T1">Maintenance :</text:span></text:span><text:span text:style-name="T1"> Non incluse dans ce devis. Possibilité de souscrire à un contrat de maintenance sur demande.</text:span></text:p>
        </text:list-item>
      </text:list>
      <text:h text:style-name="Heading_20_3" text:outline-level="3"><text:span text:style-name="Strong_20_Emphasis"><text:span text:style-name="T1">Acceptation du devis</text:span></text:span></text:h>
      <text:p text:style-name="P3">Je soussigné(e), [Nom du Client], accepte le présent devis et les conditions générales de vente qui y sont associées.</text:p>
      <text:p text:style-name="P3"/>
      <text:p text:style-name="Text_20_body"><text:span text:style-name="Strong_20_Emphasis"><text:span text:style-name="T1">Fait le [Date]</text:span></text:span></text:p>
      <text:p text:style-name="Text_20_body"><text:span text:style-name="Strong_20_Emphasis"><text:span text:style-name="T1">Signature du client :</text:span></text:span><text:span text:style-name="T1"><text:line-break/>(Précédée de la mention manuscrite </text:span><text:span text:style-name="Emphasis"><text:span text:style-name="T1">"Bon pour accord"</text:span></text:span><text:span text:style-name="T1">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ate de validiter prend fin dés la reception du site et fin de paiement*</text:p>
      <text:p text:style-name="P2">*Prend effet des le 1er paiemenet pour la 1er somme verser a la date de début </text:p>
      <text:p text:style-name="P2">*prend fin a la date de reception de la somme total + mis en ligne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51S</meta:editing-duration>
    <meta:editing-cycles>8</meta:editing-cycles>
    <meta:generator>OpenOffice/4.1.15$Win32 OpenOffice.org_project/4115m2$Build-9813</meta:generator>
    <dc:date>2025-03-09T13:06:04.57</dc:date>
    <dc:creator>sullivan beauchet</dc:creator>
    <meta:document-statistic meta:table-count="0" meta:image-count="0" meta:object-count="0" meta:page-count="1" meta:paragraph-count="30" meta:word-count="293" meta:character-count="1603"/>
    <meta:user-defined meta:name="Info 1"/>
    <meta:user-defined meta:name="Info 2"/>
    <meta:user-defined meta:name="Info 3"/>
    <meta:user-defined meta:name="Info 4"/>
  </office:meta>
</office:document-meta>
</file>